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5cm" fo:min-width="18.5cm"/>
    </style:style>
    <style:style style:name="gr2" style:family="graphic" style:parent-style-name="standard">
      <style:graphic-properties draw:textarea-horizontal-align="justify" draw:textarea-vertical-align="middle" draw:auto-grow-height="false" fo:min-height="3.35cm" fo:min-width="18.5cm"/>
    </style:style>
    <style:style style:name="gr3" style:family="graphic" style:parent-style-name="standard">
      <style:graphic-properties draw:textarea-horizontal-align="justify" draw:textarea-vertical-align="middle" draw:auto-grow-height="false" fo:min-height="5.05cm" fo:min-width="5.6cm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11cm"/>
    </style:style>
    <style:style style:name="gr5" style:family="graphic" style:parent-style-name="standard">
      <style:graphic-properties draw:textarea-horizontal-align="justify" draw:textarea-vertical-align="middle" draw:auto-grow-height="false" fo:min-height="3.35cm" fo:min-width="11cm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0.9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2.95cm" fo:min-width="3.7cm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3cm"/>
    </style:style>
    <style:style style:name="gr10" style:family="graphic" style:parent-style-name="standard">
      <style:graphic-properties draw:textarea-horizontal-align="justify" draw:textarea-vertical-align="middle" draw:auto-grow-height="false" fo:min-height="0.95cm" fo:min-width="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2.6cm" svg:x="1cm" svg:y="1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cm" svg:height="3.6cm" svg:x="1cm" svg:y="25.1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1cm" svg:height="5.3cm" svg:x="1.2cm" svg:y="4.9cm">
          <text:p text:style-name="P1">PHOTO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5cm" svg:height="1cm" svg:x="8cm" svg:y="4.9cm">
          <text:p text:style-name="P1">NOM PRODUI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1.5cm" svg:height="3.6cm" svg:x="8cm" svg:y="6.5cm">
          <text:p text:style-name="P1">DESCRIPTION PRODUI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cm" svg:height="1.4cm" svg:x="1.4cm" svg:y="10.9cm">
          <text:p text:style-name="P1">PH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cm" svg:height="1.4cm" svg:x="5.5cm" svg:y="10.9cm">
          <text:p text:style-name="P1">TO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cm" svg:height="1.4cm" svg:x="3.3cm" svg:y="10.9cm">
          <text:p text:style-name="P1">O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cm" svg:y1="14.3cm" svg:x2="20cm" svg:y2="14.3cm">
          <text:p/>
        </draw:line>
        <draw:custom-shape draw:style-name="gr8" draw:text-style-name="P1" draw:layer="layout" svg:width="4.2cm" svg:height="3.2cm" svg:x="4.7cm" svg:y="17.3cm">
          <text:p text:style-name="P1">PRIX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5cm" svg:height="2cm" svg:x="11cm" svg:y="17.2cm">
          <text:p text:style-name="P1">QUANTITÉ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5cm" svg:height="1.2cm" svg:x="10.998cm" svg:y="19.9cm">
          <text:p text:style-name="P1">BOUTON</text:p>
          <text:p text:style-name="P1">PANI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0:27:03.858091057</meta:creation-date>
    <dc:date>2017-03-22T10:35:15.568705553</dc:date>
    <meta:editing-duration>PT8M13S</meta:editing-duration>
    <meta:editing-cycles>1</meta:editing-cycles>
    <meta:document-statistic meta:object-count="12"/>
    <meta:generator>LibreOffice/5.1.6.2$Linux_X86_64 LibreOffice_project/10m0$Build-2</meta:generator>
  </office:meta>
</office:document-meta>
</file>